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41fe01" officeooo:paragraph-rsid="0041fe01"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style:writing-mode="lr-tb"/>
      <style:text-properties fo:font-style="normal" fo:font-weight="normal" officeooo:rsid="002960d0" officeooo:paragraph-rsid="0056a052"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break-before="page" style:writing-mode="lr-tb"/>
      <style:text-properties fo:font-style="normal" fo:font-weight="normal" officeooo:rsid="002960d0" officeooo:paragraph-rsid="0056a052" style:font-style-asian="normal" style:font-weight-asian="normal" style:font-style-complex="normal" style:font-weight-complex="normal"/>
    </style:style>
    <style:style style:name="P8" style:family="paragraph" style:parent-style-name="Footnote">
      <style:text-properties officeooo:paragraph-rsid="00460fa7"/>
    </style:style>
    <style:style style:name="P9" style:family="paragraph" style:parent-style-name="Footnote">
      <style:text-properties officeooo:paragraph-rsid="0047a27f"/>
    </style:style>
    <style:style style:name="P10" style:family="paragraph" style:parent-style-name="Standard">
      <style:paragraph-properties fo:line-height="200%" fo:text-align="start" style:justify-single-word="false" style:writing-mode="lr-tb"/>
      <style:text-properties fo:font-style="normal" fo:font-weight="normal" officeooo:rsid="002960d0" officeooo:paragraph-rsid="0043c6ca" style:font-style-asian="normal" style:font-weight-asian="normal" style:font-style-complex="normal" style:font-weight-complex="normal"/>
    </style:style>
    <style:style style:name="P11" style:family="paragraph" style:parent-style-name="Footnote">
      <style:text-properties officeooo:rsid="004bd8b3" officeooo:paragraph-rsid="004bd8b3"/>
    </style:style>
    <style:style style:name="P12" style:family="paragraph" style:parent-style-name="Footnote">
      <style:text-properties officeooo:paragraph-rsid="004bd8b3"/>
    </style:style>
    <style:style style:name="P13" style:family="paragraph" style:parent-style-name="Footnote">
      <style:text-properties officeooo:rsid="004d2fbc" officeooo:paragraph-rsid="004d2fbc"/>
    </style:style>
    <style:style style:name="P14" style:family="paragraph" style:parent-style-name="Standard">
      <style:paragraph-properties fo:line-height="200%" fo:text-align="start" style:justify-single-word="false"/>
      <style:text-properties fo:font-weight="normal" officeooo:rsid="0030cf1a" officeooo:paragraph-rsid="001cd5cb" style:font-weight-asian="normal" style:font-weight-complex="normal"/>
    </style:style>
    <style:style style:name="P15" style:family="paragraph" style:parent-style-name="Text_20_body">
      <style:paragraph-properties fo:line-height="200%" fo:text-align="center" style:justify-single-word="false" fo:break-before="page"/>
      <style:text-properties fo:font-style="normal" fo:font-weight="normal" officeooo:rsid="00397d5c" officeooo:paragraph-rsid="00397d5c" style:font-style-asian="normal" style:font-weight-asian="normal" style:font-style-complex="normal" style:font-weight-complex="normal"/>
    </style:style>
    <style:style style:name="P16" style:family="paragraph" style:parent-style-name="Text_20_body" style:master-page-name="">
      <loext:graphic-properties draw:fill="none"/>
      <style:paragraph-properties fo:margin-left="0.5in" fo:margin-right="0in" fo:margin-top="0in" fo:margin-bottom="0.0972in" style:contextual-spacing="false" fo:line-height="200%" fo:text-align="start" style:justify-single-word="false" fo:text-indent="-0.5in" style:auto-text-indent="false" style:page-number="auto" fo:background-color="transparent">
        <style:tab-stops>
          <style:tab-stop style:position="0.439in"/>
        </style:tab-stops>
      </style:paragraph-properties>
      <style:text-properties fo:font-style="normal" fo:font-weight="normal" officeooo:rsid="001cd5cb" officeooo:paragraph-rsid="004e3fa5" style:font-style-asian="normal" style:font-weight-asian="normal" style:font-style-complex="normal" style:font-weight-complex="normal"/>
    </style:style>
    <style:style style:name="P17"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5in" style:auto-text-indent="false" fo:background-color="transparent">
        <style:tab-stops>
          <style:tab-stop style:position="0.439in"/>
        </style:tab-stops>
      </style:paragraph-properties>
      <style:text-properties fo:font-style="normal" fo:font-weight="normal" officeooo:rsid="001cd5cb" officeooo:paragraph-rsid="00379992" style:font-style-asian="normal" style:font-weight-asian="normal" style:font-style-complex="normal" style:font-weight-complex="normal"/>
    </style:style>
    <style:style style:name="P18"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5in" style:auto-text-indent="false" fo:background-color="transparent">
        <style:tab-stops>
          <style:tab-stop style:position="0.439in"/>
        </style:tab-stops>
      </style:paragraph-properties>
      <style:text-properties fo:font-weight="normal" officeooo:rsid="004e3fa5" officeooo:paragraph-rsid="004e3fa5" style:font-weight-asian="normal" style:font-weight-complex="normal"/>
    </style:style>
    <style:style style:name="P19"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T1" style:family="text">
      <style:text-properties officeooo:rsid="005bd5da"/>
    </style:style>
    <style:style style:name="T2" style:family="text">
      <style:text-properties officeooo:rsid="0041fe01"/>
    </style:style>
    <style:style style:name="T3" style:family="text">
      <style:text-properties officeooo:rsid="0043c6ca"/>
    </style:style>
    <style:style style:name="T4" style:family="text">
      <style:text-properties fo:font-style="italic" officeooo:rsid="0043c6ca" style:font-style-asian="italic" style:font-style-complex="italic"/>
    </style:style>
    <style:style style:name="T5" style:family="text">
      <style:text-properties officeooo:rsid="00460fa7"/>
    </style:style>
    <style:style style:name="T6" style:family="text">
      <style:text-properties fo:font-style="normal" fo:font-weight="normal" officeooo:rsid="001cd5cb" style:font-style-asian="normal" style:font-weight-asian="normal" style:font-style-complex="normal" style:font-weight-complex="normal"/>
    </style:style>
    <style:style style:name="T7" style:family="text">
      <style:text-properties fo:font-style="normal" fo:font-weight="normal" officeooo:rsid="00460fa7" style:font-style-asian="normal" style:font-weight-asian="normal" style:font-style-complex="normal" style:font-weight-complex="normal"/>
    </style:style>
    <style:style style:name="T8" style:family="text">
      <style:text-properties fo:font-style="normal" fo:font-weight="normal" officeooo:rsid="004a444a" style:font-style-asian="normal" style:font-weight-asian="normal" style:font-style-complex="normal" style:font-weight-complex="normal"/>
    </style:style>
    <style:style style:name="T9" style:family="text">
      <style:text-properties fo:font-style="normal" fo:font-weight="normal" officeooo:rsid="00379992" style:font-style-asian="normal" style:font-weight-asian="normal" style:font-style-complex="normal" style:font-weight-complex="normal"/>
    </style:style>
    <style:style style:name="T10" style:family="text">
      <style:text-properties fo:font-style="normal" fo:font-weight="normal" officeooo:rsid="003b8c00" style:font-style-asian="normal" style:font-weight-asian="normal" style:font-style-complex="normal" style:font-weight-complex="normal"/>
    </style:style>
    <style:style style:name="T11" style:family="text">
      <style:text-properties fo:font-style="normal" fo:font-weight="normal" officeooo:rsid="003996b3" style:font-style-asian="normal" style:font-weight-asian="normal" style:font-style-complex="normal" style:font-weight-complex="normal"/>
    </style:style>
    <style:style style:name="T12" style:family="text">
      <style:text-properties fo:font-style="italic" fo:font-weight="normal" officeooo:rsid="00460fa7" style:font-style-asian="italic" style:font-weight-asian="normal" style:font-style-complex="italic" style:font-weight-complex="normal"/>
    </style:style>
    <style:style style:name="T13" style:family="text">
      <style:text-properties fo:font-style="italic" fo:font-weight="normal" officeooo:rsid="001cd5cb" style:font-style-asian="italic" style:font-weight-asian="normal" style:font-style-complex="italic" style:font-weight-complex="normal"/>
    </style:style>
    <style:style style:name="T14" style:family="text">
      <style:text-properties officeooo:rsid="0047a27f"/>
    </style:style>
    <style:style style:name="T15" style:family="text">
      <style:text-properties fo:font-style="normal" fo:font-weight="normal" officeooo:rsid="0047a27f" style:font-style-asian="normal" style:font-weight-asian="normal" style:font-style-complex="normal" style:font-weight-complex="normal"/>
    </style:style>
    <style:style style:name="T16" style:family="text">
      <style:text-properties officeooo:rsid="00495b1f"/>
    </style:style>
    <style:style style:name="T17" style:family="text">
      <style:text-properties officeooo:rsid="004a444a"/>
    </style:style>
    <style:style style:name="T18" style:family="text">
      <style:text-properties fo:font-style="italic" officeooo:rsid="00495b1f" style:font-style-asian="italic" style:font-style-complex="italic"/>
    </style:style>
    <style:style style:name="T19" style:family="text">
      <style:text-properties fo:font-style="italic" officeooo:rsid="004a444a" style:font-style-asian="italic" style:font-style-complex="italic"/>
    </style:style>
    <style:style style:name="T20" style:family="text">
      <style:text-properties officeooo:rsid="004bd8b3"/>
    </style:style>
    <style:style style:name="T21" style:family="text">
      <style:text-properties fo:font-style="normal" fo:font-weight="normal" officeooo:rsid="004bd8b3" style:font-style-asian="normal" style:font-weight-asian="normal" style:font-style-complex="normal" style:font-weight-complex="normal"/>
    </style:style>
    <style:style style:name="T22" style:family="text">
      <style:text-properties officeooo:rsid="0058651e"/>
    </style:style>
    <style:style style:name="T23" style:family="text">
      <style:text-properties officeooo:rsid="004cc2f0"/>
    </style:style>
    <style:style style:name="T24" style:family="text">
      <style:text-properties officeooo:rsid="004d2fbc"/>
    </style:style>
    <style:style style:name="T25" style:family="text">
      <style:text-properties officeooo:rsid="004f7878"/>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4e64a6" style:font-style-asian="normal" style:font-style-complex="normal"/>
    </style:style>
    <style:style style:name="T29" style:family="text">
      <style:text-properties officeooo:rsid="0053182a"/>
    </style:style>
    <style:style style:name="T30" style:family="text">
      <style:text-properties officeooo:rsid="00507891"/>
    </style:style>
    <style:style style:name="T31" style:family="text">
      <style:text-properties officeooo:rsid="004e3fa5"/>
    </style:style>
    <style:style style:name="T32" style:family="text">
      <style:text-properties fo:font-style="italic" officeooo:rsid="004e3fa5" style:font-style-asian="italic" style:font-style-complex="italic"/>
    </style:style>
    <style:style style:name="T33" style:family="text">
      <style:text-properties officeooo:rsid="00523c85"/>
    </style:style>
    <style:style style:name="T34" style:family="text">
      <style:text-properties fo:font-style="normal" officeooo:rsid="004f7878" style:font-style-asian="normal" style:font-style-complex="normal"/>
    </style:style>
    <style:style style:name="T35" style:family="text">
      <style:text-properties fo:font-style="normal" officeooo:rsid="0052beff" style:font-style-asian="normal" style:font-style-complex="normal"/>
    </style:style>
    <style:style style:name="T36" style:family="text">
      <style:text-properties style:text-underline-style="none" officeooo:rsid="004a444a"/>
    </style:style>
    <style:style style:name="T37" style:family="text">
      <style:text-properties style:text-underline-style="none" officeooo:rsid="00397d5c"/>
    </style:style>
    <style:style style:name="T38" style:family="text">
      <style:text-properties officeooo:rsid="003996b3"/>
    </style:style>
    <style:style style:name="T39" style:family="text">
      <style:text-properties fo:font-style="italic" officeooo:rsid="0047a27f" style:font-style-asian="italic" style:font-style-complex="italic"/>
    </style:style>
    <style:style style:name="T40" style:family="text">
      <style:text-properties officeooo:rsid="00379992"/>
    </style:style>
    <style:style style:name="T41" style:family="text">
      <style:text-properties fo:font-style="normal" style:text-underline-style="none" officeooo:rsid="004a444a" style:font-style-asian="normal" style:font-style-complex="normal"/>
    </style:style>
    <style:style style:name="T42"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3">False Paradoxes <text:span text:style-name="T1">of the Romantic Era</text:span></text:p>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text:span text:style-name="T2">24 March</text:span> 2025</text:p>
      <text:p text:style-name="P5"/>
      <text:p text:style-name="P6"><text:tab/></text:p>
      <text:p text:style-name="P7"><text:span text:style-name="T3"><text:tab/>In his book </text:span><text:span text:style-name="T4">The Romantic Period in Music</text:span><text:span text:style-name="T3">, Kenneth Blanchard Klaus discusses music in the Romantic Era. In the chapter “Romanticism: A Fascinating Set of Paradoxes,” Klaus asserts that the Romantic Era saw the rise of many paradoxes, but there were two chief paradoxes that faced composers of the era: </text:span><text:span text:style-name="T5">the difference in will between the uneducated masses who buy music that they like versus the ideal of the artist to make what the artist desires, where composers made “art for the public consumption” at the same time as making “art for art’s sake;”</text:span><text:span text:style-name="T5"><text:note text:id="ftn1" text:note-class="footnote"><text:note-citation>1</text:note-citation><text:note-body><text:p text:style-name="P8"><text:span text:style-name="T5">Klaus</text:span><text:span text:style-name="T6">, </text:span><text:span text:style-name="T7">Kenneth </text:span><text:span text:style-name="T8">B.</text:span><text:span text:style-name="T9">,</text:span><text:span text:style-name="T6"> “</text:span><text:span text:style-name="T7">Romanticism: A Fascinating Set of Paradoxes</text:span><text:span text:style-name="T10">,</text:span><text:span text:style-name="T11">”</text:span><text:span text:style-name="T6"> </text:span><text:span text:style-name="T11">In </text:span><text:span text:style-name="T12">The Romantic Period in Music</text:span><text:span text:style-name="T13"> </text:span><text:span text:style-name="T9">(</text:span><text:span text:style-name="T7">Boston</text:span><text:span text:style-name="T9">: </text:span><text:span text:style-name="T7">Allyn and Bacon</text:span><text:span text:style-name="T9">, 19</text:span><text:span text:style-name="T7">70</text:span><text:span text:style-name="T9">), </text:span><text:span text:style-name="T10">1</text:span><text:span text:style-name="T7">8</text:span></text:p></text:note-body></text:note></text:span><text:span text:style-name="T5"> and </text:span><text:span text:style-name="T14">the emotions of the performer versus the emotions of the composer.</text:span><text:span text:style-name="T14"><text:note text:id="ftn2" text:note-class="footnote"><text:note-citation>2</text:note-citation><text:note-body><text:p text:style-name="P9"><text:span text:style-name="T5">Klaus</text:span><text:span text:style-name="T6">, </text:span><text:span text:style-name="T7">Kenneth </text:span><text:span text:style-name="T8">B.</text:span><text:span text:style-name="T9">,</text:span><text:span text:style-name="T6"> “</text:span><text:span text:style-name="T7">Romanticism: A Fascinating Set of Paradoxes</text:span><text:span text:style-name="T10">,</text:span><text:span text:style-name="T11">”</text:span><text:span text:style-name="T6"> </text:span><text:span text:style-name="T11">In </text:span><text:span text:style-name="T12">The Romantic Period in Music</text:span><text:span text:style-name="T13"> </text:span><text:span text:style-name="T9">(</text:span><text:span text:style-name="T7">Boston</text:span><text:span text:style-name="T9">: </text:span><text:span text:style-name="T7">Allyn and Bacon</text:span><text:span text:style-name="T9">, 19</text:span><text:span text:style-name="T7">70</text:span><text:span text:style-name="T9">), </text:span><text:span text:style-name="T15">21</text:span></text:p></text:note-body></text:note></text:span><text:span text:style-name="T14"> Klaus makes no attempt to reconcile these paradoxes. However, both paradoxes have a simple resolution: why not both? </text:span></text:p>
      <text:p text:style-name="P10"><text:tab/><text:span text:style-name="T16">Firstly, composers can make art for public consumption while also satisfying their own artistic desires. There is no greater example of this than Wagner. It is well known that Wagner wrote his music to try to achieve the highest form of art, to create a </text:span><text:span text:style-name="T17">g</text:span><text:span text:style-name="T18">esamtkunstwerk, </text:span><text:span text:style-name="T16">a work of art that uses all the art forms, to make a total work of art. </text:span><text:span text:style-name="T17">The Ring Cycle is considered to be the pinnacle of his work, the closest that Wagner got to his g</text:span><text:span text:style-name="T19">esamtkunstwerk</text:span><text:span text:style-name="T17">. The premiere of the Ring Cycle was so successful and impactful it put Germany </text:span><text:span text:style-name="T20">as a new cultural center of art.</text:span><text:span text:style-name="T20"><text:note text:id="ftn3" text:note-class="footnote"><text:note-citation>3</text:note-citation><text:note-body><text:p text:style-name="P11">Hunt, Graham G. “Wagner’s Ring Cycle” (EBSCO, 2023)</text:p></text:note-body></text:note></text:span></text:p>
      <text:p text:style-name="P10"><text:tab/><text:span text:style-name="T17">To finance his </text:span><text:span text:style-name="T20">nearly thirty year journey in creating one of the largest opera works in history, Wagner did more than just compose. In addition to being a composer, </text:span><text:soft-page-break/><text:span text:style-name="T20">he was a conductor, director, philosopher, and music critic. Wagner is not alone in this. As Klaus notes, “composers . . . wrote diaries, letters, articles and books, which in turn were printed in great numbers,” not only to preserve their ideology, but to help subsidize their work as a composer:</text:span><text:span text:style-name="T20"><text:note text:id="ftn4" text:note-class="footnote"><text:note-citation>4</text:note-citation><text:note-body><text:p text:style-name="P12"><text:span text:style-name="T5">Klaus</text:span><text:span text:style-name="T6">, </text:span><text:span text:style-name="T7">Kenneth </text:span><text:span text:style-name="T8">B.</text:span><text:span text:style-name="T9">,</text:span><text:span text:style-name="T6"> “</text:span><text:span text:style-name="T7">Romanticism: A Fascinating Set of Paradoxes</text:span><text:span text:style-name="T10">,</text:span><text:span text:style-name="T11">”</text:span><text:span text:style-name="T6"> </text:span><text:span text:style-name="T11">In </text:span><text:span text:style-name="T12">The Romantic Period in Music</text:span><text:span text:style-name="T13"> </text:span><text:span text:style-name="T9">(</text:span><text:span text:style-name="T7">Boston</text:span><text:span text:style-name="T9">: </text:span><text:span text:style-name="T7">Allyn and Bacon</text:span><text:span text:style-name="T9">, 19</text:span><text:span text:style-name="T7">70</text:span><text:span text:style-name="T9">), </text:span><text:span text:style-name="T21">23</text:span></text:p></text:note-body></text:note></text:span><text:span text:style-name="T20"> Brahms, Chopin, Liszt, and Mendelssohn were all performers as well as composers; Mahler was a conductor; Robert Schumann was a performer and a music critic. </text:span><text:span text:style-name="T22">C</text:span><text:span text:style-name="T23">ompsoers had the financial flexibility to spend more time to achieve great works of art, to compose for the sake of art. And when they do composer for the sake of art, like the Ring Cycle, it sells out halls, even over a hundred years later.</text:span></text:p>
      <text:p text:style-name="P10"><text:tab/><text:span text:style-name="T23">The second paradox raised by Klaus of the feelings of the compser versus that of the performer is not a paradox at all. </text:span><text:span text:style-name="T24">One notable example of </text:span><text:span text:style-name="T25">Romantic</text:span><text:span text:style-name="T24"> performers varying in their scores is Raoul Koczalski performing Chopin’s Nocturne in E-Flat Major (Op. 9 No. 2) with “authentic variants.” Koczalski, a student of Chopin’s premiere pupil Karol Mikuli, recorded the Nocturne in 1934, attempting to recreate the variations Mikuli transcribed when he heard Chopin perform the Nocturne, corroborated by other students’ transcriptions.</text:span><text:span text:style-name="T24"><text:note text:id="ftn5" text:note-class="footnote"><text:note-citation>5</text:note-citation><text:note-body><text:p text:style-name="P13">Manildi, Donald. “Liner Notes,” In <text:span text:style-name="T26">The Complete Raoul von Koczalski, Vol. 2</text:span><text:span text:style-name="T27"> (Marston </text:span><text:span text:style-name="T28">Records</text:span><text:span text:style-name="T27">, 2015)</text:span></text:p></text:note-body></text:note></text:span><text:span text:style-name="T24"> While his performance is still the Nocturne everybody knows, it is fresh, expressive of the performer, </text:span><text:span text:style-name="T25">and virtuoistic</text:span><text:span text:style-name="T24">. </text:span><text:soft-page-break/><text:span text:style-name="T25">This “</text:span><text:span text:style-name="T29">alternate” </text:span><text:span text:style-name="T25">version </text:span><text:span text:style-name="T30">can be</text:span><text:span text:style-name="T25"> found in the Jan Ekier </text:span><text:span text:style-name="T30">edition of the Nocturnes Op. 9, and is accepted in the International Chopin Piano Competition.</text:span></text:p>
      <text:p text:style-name="P10"><text:tab/><text:span text:style-name="T24">Even in performances that do not require the expression of the performer to be played via ornamentation, there is still interpretation </text:span><text:span text:style-name="T30">and expression within the marks on the page</text:span><text:span text:style-name="T24">. </text:span><text:span text:style-name="T31">Rather than citing a source, it is best if I give my own experience. When playing the expressive music of the era, such as Mendelssohn’s </text:span><text:span text:style-name="T32">Lieder Ohne Worte</text:span><text:span text:style-name="T31">, specifically Op. 30 No. 6, “Venetianisches Gondellied,” there are many ways to interpret the music. There is no “correct” interpretation, but the only incorrect interpretation is to perform showing </text:span><text:span text:style-name="T32">no</text:span><text:span text:style-name="T31"> emotion. Emotion is technically achieved with dynamics, rubato, voicing, phrasing: </text:span><text:span text:style-name="T33">but</text:span><text:span text:style-name="T31"> emotion is not meant to be technical, it is meant to be a feeling. The emotion, the expression, the performance, is both uniquely mine and Mendelssohn’s.</text:span></text:p>
      <text:p text:style-name="P14"><text:span text:style-name="T27"><text:tab/></text:span><text:span text:style-name="T34">In conclusion, the paradoxes proposed by Klaus on a first inspection may appear to be paradoxical. However, upon further examination, there is a simple resolution to the </text:span><text:span text:style-name="T35">apparent </text:span><text:span text:style-name="T34">paradoxes. </text:span></text:p>
      <text:p text:style-name="P15">Bibliography</text:p>
      <text:p text:style-name="P16"><text:span text:style-name="T36">Hunt, Graham G. </text:span><text:span text:style-name="T37">“</text:span><text:span text:style-name="T36">Wagner’s Ring Cycle.” EBSCO, 2023. https://www.ebsco.com/research-starters/history/wagners-ring-cycle</text:span></text:p>
      <text:p text:style-name="P17"><text:span text:style-name="T5">Klaus</text:span>, <text:span text:style-name="T5">Kenneth </text:span><text:span text:style-name="T17">B</text:span>. “<text:span text:style-name="T14">Romanticism: A Fascinating Set of Paradoxes</text:span><text:span text:style-name="T38">.”</text:span> <text:span text:style-name="T38">In </text:span><text:span text:style-name="T39">The Romantic Period in Music</text:span><text:span text:style-name="T26">, </text:span><text:span text:style-name="T14">16</text:span><text:span text:style-name="T38">-</text:span><text:span text:style-name="T14">34</text:span><text:span text:style-name="T26">. </text:span><text:span text:style-name="T14">Boston</text:span><text:span text:style-name="T40">: </text:span><text:span text:style-name="T14">Allyn and Bacon</text:span><text:span text:style-name="T40">, 19</text:span><text:span text:style-name="T14">70</text:span>. </text:p>
      <text:p text:style-name="P18"><text:span text:style-name="T41">M</text:span><text:span text:style-name="T42">anildi, Donald. “Liner Notes.” In </text:span><text:span text:style-name="T26">The Complete Raoul von Koczalski, Vol. 2</text:span><text:span text:style-name="T27">. Marston </text:span><text:span text:style-name="T28">Records</text:span><text:span text:style-name="T27">, 2015.</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 text:page-adjust="-1">4</text:page-number></text:p>
      </style:header>
      <style:header-first>
        <text:p text:style-name="MP2">1</text:p>
      </style:header-first>
    </style:master-page>
    <style:master-page style:name="Footnote" style:page-layout-name="Mpm2" draw:style-name="Mdp1">
      <style:header>
        <text:p text:style-name="Header"/>
      </style:header>
    </style:master-page>
    <style:master-page style:name="Endnote" style:page-layout-name="Mpm2" draw:style-name="Mdp1">
      <style:header>
        <text:p text:style-name="Header"/>
      </style:header>
    </style:master-page>
    <style:master-page style:name="First_20_Page" style:display-name="First Page" style:page-layout-name="Mpm3" draw:style-name="Mdp1" style:next-style-name="Standard">
      <style:header>
        <text:p text:style-name="MP3"><text:bookmark text:name="PageNumWizard_HEADER_First Page1"/></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4T14:07:31.065241942</meta:creation-date>
    <dc:date>2025-03-23T17:33:06.055295411</dc:date>
    <meta:editing-duration>P1DT49M7S</meta:editing-duration>
    <meta:editing-cycles>31</meta:editing-cycles>
    <meta:generator>LibreOffice/25.2.1.2$Linux_X86_64 LibreOffice_project/520$Build-2</meta:generator>
    <meta:print-date>2025-03-23T17:32:18.799647183</meta:print-date>
    <meta:printed-by>PDF files</meta:printed-by>
    <meta:document-statistic meta:table-count="0" meta:image-count="0" meta:object-count="0" meta:page-count="5" meta:paragraph-count="22" meta:word-count="808" meta:character-count="4950" meta:non-whitespace-character-count="4153"/>
  </office:meta>
</office:document-meta>
</file>